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Alpha" style:family="table">
      <style:table-properties style:width="6.9271in" fo:margin-left="0in" table:align="left"/>
    </style:style>
    <style:style style:name="Alpha.A" style:family="table-column">
      <style:table-column-properties style:column-width="1.2639in"/>
    </style:style>
    <style:style style:name="Alpha.B" style:family="table-column">
      <style:table-column-properties style:column-width="5.6632in"/>
    </style:style>
    <style:style style:name="Alpha.A1" style:family="table-cell">
      <style:table-cell-properties fo:padding="0.0382in" fo:border-left="0.05pt solid #000000" fo:border-right="none" fo:border-top="0.05pt solid #000000" fo:border-bottom="0.05pt solid #000000"/>
    </style:style>
    <style:style style:name="Alpha.B1" style:family="table-cell">
      <style:table-cell-properties fo:padding="0.0382in" fo:border="0.05pt solid #000000"/>
    </style:style>
    <style:style style:name="Alpha.A2" style:family="table-cell">
      <style:table-cell-properties fo:padding="0.0382in" fo:border-left="0.05pt solid #000000" fo:border-right="none" fo:border-top="none" fo:border-bottom="0.05pt solid #000000"/>
    </style:style>
    <style:style style:name="Alpha.B2" style:family="table-cell">
      <style:table-cell-properties fo:padding="0.0382in" fo:border-left="0.05pt solid #000000" fo:border-right="0.05pt solid #000000" fo:border-top="none" fo:border-bottom="0.05pt solid #000000"/>
    </style:style>
    <style:style style:name="PostAlpha" style:family="table">
      <style:table-properties style:width="6.9271in" fo:margin-left="0in" table:align="left"/>
    </style:style>
    <style:style style:name="PostAlpha.A" style:family="table-column">
      <style:table-column-properties style:column-width="1.2549in"/>
    </style:style>
    <style:style style:name="PostAlpha.B" style:family="table-column">
      <style:table-column-properties style:column-width="5.6722in"/>
    </style:style>
    <style:style style:name="PostAlpha.A1" style:family="table-cell">
      <style:table-cell-properties fo:padding="0.0382in" fo:border-left="0.05pt solid #000000" fo:border-right="none" fo:border-top="0.05pt solid #000000" fo:border-bottom="0.05pt solid #000000"/>
    </style:style>
    <style:style style:name="PostAlpha.B1" style:family="table-cell">
      <style:table-cell-properties fo:padding="0.0382in" fo:border="0.05pt solid #000000"/>
    </style:style>
    <style:style style:name="PostAlpha.A2" style:family="table-cell">
      <style:table-cell-properties fo:padding="0.0382in" fo:border-left="0.05pt solid #000000" fo:border-right="none" fo:border-top="none" fo:border-bottom="0.05pt solid #000000"/>
    </style:style>
    <style:style style:name="PostAlpha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3edb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63edb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74d86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760bc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7f789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83b73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08fb69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paragraph-rsid="000760bc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paragraph-rsid="0007f789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paragraph-rsid="0008fb69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63edb"/>
    </style:style>
    <style:style style:name="P12" style:family="paragraph" style:parent-style-name="Table_20_Heading">
      <style:text-properties officeooo:paragraph-rsid="00063edb"/>
    </style:style>
    <style:style style:name="P13" style:family="paragraph" style:parent-style-name="Table_20_Contents">
      <style:text-properties officeooo:paragraph-rsid="00063edb"/>
    </style:style>
    <style:style style:name="P14" style:family="paragraph" style:parent-style-name="Table_20_Contents">
      <style:text-properties officeooo:paragraph-rsid="00074d86"/>
    </style:style>
    <style:style style:name="P15" style:family="paragraph" style:parent-style-name="Table_20_Contents">
      <style:text-properties fo:font-style="italic" officeooo:paragraph-rsid="00074d86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pha" table:style-name="Alpha">
        <table:table-column table:style-name="Alpha.A"/>
        <table:table-column table:style-name="Alpha.B"/>
        <table:table-header-rows>
          <table:table-row>
            <table:table-cell table:style-name="Alpha.A1" office:value-type="string">
              <text:p text:style-name="P12">Who</text:p>
            </table:table-cell>
            <table:table-cell table:style-name="Alpha.B1" office:value-type="string">
              <text:p text:style-name="P12">Alpha Task</text:p>
            </table:table-cell>
          </table:table-row>
        </table:table-header-rows>
        <table:table-row>
          <table:table-cell table:style-name="Alpha.A2" office:value-type="string">
            <text:p text:style-name="P13">Rachel</text:p>
          </table:table-cell>
          <table:table-cell table:style-name="Alpha.B2" office:value-type="string">
            <text:p text:style-name="P13">Final Map art</text:p>
          </table:table-cell>
        </table:table-row>
        <table:table-row>
          <table:table-cell table:style-name="Alpha.A2" office:value-type="string">
            <text:p text:style-name="P15">Daniel?</text:p>
          </table:table-cell>
          <table:table-cell table:style-name="Alpha.B2" office:value-type="string">
            <text:p text:style-name="P13">Basic Troop Sprite</text:p>
          </table:table-cell>
        </table:table-row>
        <table:table-row>
          <table:table-cell table:style-name="Alpha.A2" office:value-type="string">
            <text:p text:style-name="P13">Rachel</text:p>
          </table:table-cell>
          <table:table-cell table:style-name="Alpha.B2" office:value-type="string">
            <text:p text:style-name="P13">Icon Layout</text:p>
          </table:table-cell>
        </table:table-row>
        <table:table-row>
          <table:table-cell table:style-name="Alpha.A2" office:value-type="string">
            <text:p text:style-name="P13">Andrew</text:p>
          </table:table-cell>
          <table:table-cell table:style-name="Alpha.B2" office:value-type="string">
            <text:p text:style-name="P14">Mouse input / toggle control</text:p>
          </table:table-cell>
        </table:table-row>
        <table:table-row>
          <table:table-cell table:style-name="Alpha.A2" office:value-type="string">
            <text:p text:style-name="P14">Andrew</text:p>
          </table:table-cell>
          <table:table-cell table:style-name="Alpha.B2" office:value-type="string">
            <text:p text:style-name="P14">Troop movement (respect speed), Troop spawning</text:p>
          </table:table-cell>
        </table:table-row>
        <table:table-row>
          <table:table-cell table:style-name="Alpha.A2" office:value-type="string">
            <text:p text:style-name="P13">Archit</text:p>
          </table:table-cell>
          <table:table-cell table:style-name="Alpha.B2" office:value-type="string">
            <text:p text:style-name="P13">Basic A.I. (Randomize directions, avoid loops)</text:p>
          </table:table-cell>
        </table:table-row>
        <table:table-row>
          <table:table-cell table:style-name="Alpha.A2" office:value-type="string">
            <text:p text:style-name="P13">Rachel</text:p>
          </table:table-cell>
          <table:table-cell table:style-name="Alpha.B2" office:value-type="string">
            <text:p text:style-name="P13">Window Setup (Dimensions, scrolling)</text:p>
          </table:table-cell>
        </table:table-row>
        <table:table-row>
          <table:table-cell table:style-name="Alpha.A2" office:value-type="string">
            <text:p text:style-name="P13">Daniel</text:p>
          </table:table-cell>
          <table:table-cell table:style-name="Alpha.B2" office:value-type="string">
            <text:p text:style-name="P13">Terrain Initialization</text:p>
          </table:table-cell>
        </table:table-row>
        <table:table-row>
          <table:table-cell table:style-name="Alpha.A2" office:value-type="string">
            <text:p text:style-name="P13">Andrew</text:p>
          </table:table-cell>
          <table:table-cell table:style-name="Alpha.B2" office:value-type="string">
            <text:p text:style-name="P13">Battle Code (every second, include terrain effects)</text:p>
          </table:table-cell>
        </table:table-row>
        <table:table-row>
          <table:table-cell table:style-name="Alpha.A2" office:value-type="string">
            <text:p text:style-name="P13">Archit</text:p>
          </table:table-cell>
          <table:table-cell table:style-name="Alpha.B2" office:value-type="string">
            <text:p text:style-name="P13">Win/Loss Condition (<text:span text:style-name="T2">should Andrew do this in Battle Code loop? We don't need to check win/loss more often than battles occur, so it can be every second instead of every frame</text:span>)</text:p>
          </table:table-cell>
        </table:table-row>
        <table:table-row>
          <table:table-cell table:style-name="Alpha.A2" office:value-type="string">
            <text:p text:style-name="P13">Rachel</text:p>
          </table:table-cell>
          <table:table-cell table:style-name="Alpha.B2" office:value-type="string">
            <text:p text:style-name="P13">Display Bar (art layout, pull statistics from appropriate objects)</text:p>
          </table:table-cell>
        </table:table-row>
        <table:table-row>
          <table:table-cell table:style-name="Alpha.A2" office:value-type="string">
            <text:p text:style-name="P13">Rachel</text:p>
          </table:table-cell>
          <table:table-cell table:style-name="Alpha.B2" office:value-type="string">
            <text:p text:style-name="P13">Menu Screen</text:p>
          </table:table-cell>
        </table:table-row>
        <table:table-row>
          <table:table-cell table:style-name="Alpha.A2" office:value-type="string">
            <text:p text:style-name="P13">Daniel</text:p>
          </table:table-cell>
          <table:table-cell table:style-name="Alpha.B2" office:value-type="string">
            <text:p text:style-name="P13">Map Initialization (<text:span text:style-name="T2">does this include faction/territory ownership initialization?)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able:table table:name="PostAlpha" table:style-name="PostAlpha">
        <table:table-column table:style-name="PostAlpha.A"/>
        <table:table-column table:style-name="PostAlpha.B"/>
        <table:table-header-rows>
          <table:table-row>
            <table:table-cell table:style-name="PostAlpha.A1" office:value-type="string">
              <text:p text:style-name="P12">Who</text:p>
            </table:table-cell>
            <table:table-cell table:style-name="PostAlpha.B1" office:value-type="string">
              <text:p text:style-name="P12">Post Alpha Task</text:p>
            </table:table-cell>
          </table:table-row>
        </table:table-header-rows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SFX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Animation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Icon Art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Resource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Manpower (spawn count) variance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Faction difference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13">Player faction selection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Table_20_Contents"/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Table_20_Contents"/>
          </table:table-cell>
        </table:table-row>
      </table:table>
      <text:p text:style-name="P1"><text:span text:style-name="T1"/></text:p>
      <text:p text:style-name="P1"><text:span text:style-name="T1">Wishlist:</text:span></text:p>
      <text:p text:style-name="P1"><text:span text:style-name="T5"><text:tab/>Spectator Mode</text:span></text:p>
      <text:p text:style-name="P1"><text:span text:style-name="T5"/></text:p>
      <text:p text:style-name="P11">Data Structures:</text:p>
      <text:p text:style-name="P2"><text:span text:style-name="T5"/></text:p>
      <text:p text:style-name="P2"><text:span text:style-name="T5">World</text:span></text:p>
      <text:p text:style-name="P2"><text:span text:style-name="T5"><text:tab/>Display Bar</text:span></text:p>
      <text:p text:style-name="P5"><text:span text:style-name="T6"><text:tab/>Map<text:tab/><text:tab/>2d array of HexTiles</text:span></text:p>
      <text:p text:style-name="P5"><text:span text:style-name="T6"><text:tab/><text:tab/><text:tab/></text:span><text:span text:style-name="T3">representation of map (all hex tiles locations) in 2d array</text:span></text:p>
      <text:p text:style-name="P5"><text:span text:style-name="T3"><text:tab/></text:span><text:span text:style-name="T6">Factions</text:span></text:p>
      <text:p text:style-name="P7"><text:span text:style-name="T6"><text:tab/></text:span><text:span text:style-name="T3">Daniel's init function</text:span></text:p>
      <text:p text:style-name="P9"><text:span text:style-name="T5"/></text:p>
      <text:p text:style-name="P2"><text:span text:style-name="T5"/></text:p>
      <text:p text:style-name="P2"><text:span text:style-name="T5">Display Bar</text:span></text:p>
      <text:p text:style-name="P2"><text:span text:style-name="T5"><text:tab/></text:span><text:span text:style-name="T3">needs details filled in</text:span></text:p>
      <text:p text:style-name="P2"><text:span text:style-name="T3"><text:tab/></text:span></text:p>
      <text:p text:style-name="P2"><text:span text:style-name="T6"/></text:p>
      <text:p text:style-name="P2"><text:span text:style-name="T6">HexTile subtypes</text:span><text:span text:style-name="T3"><text:tab/>superclass of MapFeature/Territory</text:span></text:p>
      <text:p text:style-name="P5"><text:span text:style-name="T6"><text:tab/>MapFeature</text:span></text:p>
      <text:p text:style-name="P3"><text:span text:style-name="T6"><text:tab/>Territory</text:span></text:p>
      <text:p text:style-name="P3"><text:span text:style-name="T6"/></text:p>
      <text:p text:style-name="P4"><text:span text:style-name="T6">Faction</text:span></text:p>
      <text:p text:style-name="P4"><text:span text:style-name="T6"><text:tab/>id<text:tab/><text:tab/><text:tab/><text:tab/>int 1-8, player is 1</text:span></text:p>
      <text:p text:style-name="P4"><text:span text:style-name="T6"><text:tab/>AItype<text:tab/><text:tab/><text:tab/><text:tab/>int 0-whatever... player is 0 , basic, intermediate, etc.</text:span></text:p>
      <text:p text:style-name="P4"><text:span text:style-name="T6"><text:tab/>Manpower<text:tab/><text:tab/><text:tab/>int, number of men spawned per turn, updated by battle code</text:span></text:p>
      <text:p text:style-name="P4"><text:span text:style-name="T6"><text:tab/>TroopCount<text:tab/><text:tab/><text:tab/>int, number of troops owned, updated by battle/spawn code</text:span></text:p>
      <text:p text:style-name="P4"><text:span text:style-name="T6"><text:tab/>Troops<text:tab/><text:tab/><text:tab/><text:tab/></text:span><text:span text:style-name="T3">arrayList of Troops in motion, doesn't include BorderTroops</text:span></text:p>
      <text:p text:style-name="P4"><text:span text:style-name="T6"><text:tab/>TerritoryList<text:tab/><text:tab/><text:tab/></text:span><text:span text:style-name="T3">arrayList of pointers, updated by battle code</text:span></text:p>
      <text:p text:style-name="P4"><text:span text:style-name="T3"><text:tab/></text:span><text:span text:style-name="T6">ConflictedBorderList<text:tab/><text:tab/></text:span><text:span text:style-name="T3">arrayList of borders in conflict for battle code</text:span></text:p>
      <text:p text:style-name="P4"><text:span text:style-name="T3"><text:tab/>spawning code<text:tab/><text:tab/>iterate thru territories owned</text:span></text:p>
      <text:p text:style-name="P4"><text:span text:style-name="T3"/></text:p>
      <text:p text:style-name="P10"><text:span text:style-name="T5">AI<text:tab/></text:span><text:span text:style-name="T3">Archit's World</text:span></text:p>
      <text:p text:style-name="P10"><text:span text:style-name="T5"><text:tab/>act methods that take an interger for what type of AI, performs actions</text:span></text:p>
      <text:p text:style-name="P10"><text:span text:style-name="T5"/></text:p>
      <text:p text:style-name="P10"><text:span text:style-name="T5">Player</text:span></text:p>
      <text:p text:style-name="P10"><text:span text:style-name="T5"><text:tab/>Reads mouse input, </text:span></text:p>
      <text:p text:style-name="P4"><text:span text:style-name="T3"/></text:p>
      <text:p text:style-name="P8"><text:span text:style-name="T5">Troop</text:span></text:p>
      <text:p text:style-name="P8"><text:span text:style-name="T5"><text:tab/>Position</text:span></text:p>
      <text:p text:style-name="P8"><text:span text:style-name="T5"><text:tab/>Speed</text:span></text:p>
      <text:p text:style-name="P8"><text:span text:style-name="T5"><text:tab/>Manpower</text:span></text:p>
      <text:p text:style-name="P4"><text:span text:style-name="T6"><text:tab/></text:span></text:p>
      <text:p text:style-name="P3"><text:span text:style-name="T6">MapFeature subtypes (enum)<text:tab/><text:tab/></text:span><text:span text:style-name="T3">just different art assets</text:span></text:p>
      <text:p text:style-name="P3"><text:span text:style-name="T6"><text:tab/>Mountains</text:span></text:p>
      <text:p text:style-name="P3"><text:span text:style-name="T6"><text:tab/>InlandSea</text:span></text:p>
      <text:p text:style-name="P3"><text:span text:style-name="T6"><text:tab/>Ocean</text:span></text:p>
      <text:p text:style-name="P5"><text:span text:style-name="T6"/></text:p>
      <text:p text:style-name="P5"><text:span text:style-name="T6">Terrain subtypes (enum)</text:span></text:p>
      <text:p text:style-name="P5"><text:span text:style-name="T6"><text:tab/>hills, desert, forest, grassland, plains, arctic</text:span></text:p>
      <text:p text:style-name="P2"><text:span text:style-name="T6"/></text:p>
      <text:p text:style-name="P5"><text:span text:style-name="T6">Resource subtypes (enum)<text:tab/><text:tab/></text:span><text:span text:style-name="T3">Post-Alpha</text:span></text:p>
      <text:p text:style-name="P5"><text:span text:style-name="T6"><text:tab/>leather, iron, horses</text:span></text:p>
      <text:p text:style-name="P2"><text:soft-page-break/><text:span text:style-name="T5"/></text:p>
      <text:p text:style-name="P3"><text:span text:style-name="T5">Territory</text:span></text:p>
      <text:p text:style-name="P3"><text:span text:style-name="T5"><text:tab/>Owner<text:tab/><text:tab/><text:tab/>(int 1-8, player is 1)</text:span></text:p>
      <text:p text:style-name="P3"><text:span text:style-name="T5"><text:tab/>Terrain<text:tab/><text:tab/><text:tab/>(enum)</text:span></text:p>
      <text:p text:style-name="P3"><text:span text:style-name="T5"><text:tab/>Resource<text:tab/><text:tab/>(enum)<text:tab/><text:tab/></text:span><text:span text:style-name="T3">post-alpha</text:span></text:p>
      <text:p text:style-name="P3"><text:span text:style-name="T6"><text:tab/>Borders</text:span></text:p>
      <text:p text:style-name="P3"><text:span text:style-name="T6"><text:tab/>isExterior<text:tab/><text:tab/>(bool)<text:tab/><text:tab/>(def: has borders in conflict)</text:span></text:p>
      <text:p text:style-name="P3"><text:span text:style-name="T6"/></text:p>
      <text:p text:style-name="P3"><text:span text:style-name="T6">Border</text:span></text:p>
      <text:p text:style-name="P3"><text:span text:style-name="T6"><text:tab/>Toggle</text:span></text:p>
      <text:p text:style-name="P3"><text:span text:style-name="T6"><text:tab/>inConflict<text:tab/><text:tab/>(bool)</text:span></text:p>
      <text:p text:style-name="P3"><text:span text:style-name="T6"><text:tab/>hasRiver<text:tab/><text:tab/>(bool)</text:span></text:p>
      <text:p text:style-name="P3"><text:span text:style-name="T6"><text:tab/>manpower<text:tab/><text:tab/>(int)</text:span></text:p>
      <text:p text:style-name="P3"><text:span text:style-name="T3"/></text:p>
      <text:p text:style-name="P3"><text:span text:style-name="T6"/></text:p>
      <text:p text:style-name="P3"><text:span text:style-name="T6">Toggle<text:tab/></text:span></text:p>
      <text:p text:style-name="P3"><text:span text:style-name="T6"><text:tab/>int getVal()<text:tab/><text:tab/></text:span><text:span text:style-name="T3">need to write definitions for these:</text:span></text:p>
      <text:p text:style-name="P3"><text:span text:style-name="T6"><text:tab/><text:tab/>0: none<text:tab/></text:span><text:span text:style-name="T3">Don't display toggle (if MapFeature adjacent, or Border inConflict)</text:span></text:p>
      <text:p text:style-name="P3"><text:span text:style-name="T6"><text:tab/><text:tab/>1: inside<text:tab/></text:span><text:span text:style-name="T3">Points to inside of HexTile</text:span></text:p>
      <text:p text:style-name="P3"><text:span text:style-name="T6"><text:tab/><text:tab/>2: outside<text:tab/></text:span><text:span text:style-name="T3">Points to outside of HexTile</text:span></text:p>
      <text:p text:style-name="P3"><text:span text:style-name="T6"><text:tab/><text:tab/>3: inactive<text:tab/></text:span><text:span text:style-name="T3">Troops won't cross border (between interiors with no troop redirecting)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6"><text:span text:style-name="T3">Battle Code</text:span></text:p>
      <text:p text:style-name="P6"><text:span text:style-name="T3"><text:tab/>Every territory change</text:span></text:p>
      <text:p text:style-name="P6"><text:span text:style-name="T3"><text:tab/><text:tab/>Update Faction.TerritoryList</text:span></text:p>
      <text:p text:style-name="P6"><text:span text:style-name="T3"><text:tab/><text:tab/>Update Faction.manpower</text:span></text:p>
      <text:p text:style-name="P6"><text:span text:style-name="T3"><text:tab/><text:tab/>Update Territory.isExterior</text:span></text:p>
      <text:p text:style-name="P6"><text:span text:style-name="T3"><text:tab/><text:tab/>Troops owned by loser on another border in that territory die, troops owned by loser in motion through that territory split between other adjacent owned territories, if none they die</text:span></text:p>
      <text:p text:style-name="P6"><text:span text:style-name="T3"><text:tab/>Update Faction.TroopCount every battle</text:span></text:p>
      <text:p text:style-name="P6"><text:span text:style-name="T3"><text:tab/></text:span></text:p>
      <text:p text:style-name="P6"><text:span text:style-name="T3"/></text:p>
      <text:p text:style-name="P6"><text:span text:style-name="T3">Spawn Code</text:span></text:p>
      <text:p text:style-name="P6"><text:span text:style-name="T3"><text:tab/>Update Faction.TroopCount with new spaw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ker</meta:initial-creator>
    <meta:creation-date>2015-02-17T13:33:28</meta:creation-date>
    <dc:date>2015-02-17T15:03:44</dc:date>
    <dc:creator>Andrew Alker</dc:creator>
    <meta:editing-duration>PT12M43S</meta:editing-duration>
    <meta:editing-cycles>1</meta:editing-cycles>
    <meta:document-statistic meta:table-count="2" meta:image-count="0" meta:object-count="0" meta:page-count="3" meta:paragraph-count="105" meta:word-count="409" meta:character-count="2855" meta:non-whitespace-character-count="2453"/>
    <meta:generator>LibreOffice/4.0.4.2$Linux_X86_64 LibreOffice_project/400m0$Build-2</meta:generator>
  </office:meta>
</office:document-meta>
</file>